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row>
        <munderover>
          <mo stretchy="false">∑</mo>
          <mrow>
            <mi>i</mi>
            <mrow>
              <mi/>
              <mo stretchy="false">=</mo>
              <mi/>
            </mrow>
            <mn>1</mn>
          </mrow>
          <mn>2</mn>
        </munderover>
        <mi/>
      </mrow>
      <mfenced open="[" close="]">
        <mrow>
          <munder>
            <munder>
              <mfrac>
                <mrow>
                  <msubsup>
                    <mrow>
                      <mstyle mathvariant="bold">
                        <mrow>
                          <mi>p</mi>
                        </mrow>
                      </mstyle>
                    </mrow>
                    <mi>i</mi>
                    <mn>2</mn>
                  </msubsup>
                </mrow>
                <mrow>
                  <mn>2</mn>
                  <mi/>
                  <mi>m</mi>
                </mrow>
              </mfrac>
              <mo stretchy="false">⏟</mo>
            </munder>
            <mrow>
              <mtext>(1)</mtext>
            </mrow>
          </munder>
          <mrow>
            <mi/>
            <mo stretchy="false">−</mo>
            <mi/>
          </mrow>
          <mfrac>
            <mrow>
              <msup>
                <mi>e</mi>
                <mn>2</mn>
              </msup>
            </mrow>
            <mrow>
              <mn>4</mn>
              <mi/>
              <mo stretchy="false">π</mo>
              <mi/>
              <msub>
                <mo stretchy="false">ε</mo>
                <mn>0</mn>
              </msub>
            </mrow>
          </mfrac>
          <mi/>
          <munder>
            <munder>
              <mfenced open="(" close=")">
                <mrow>
                  <mfrac>
                    <mn>1</mn>
                    <mrow>
                      <msub>
                        <mi>r</mi>
                        <mrow>
                          <msub>
                            <mi>i</mi>
                            <mtext>a</mtext>
                          </msub>
                        </mrow>
                      </msub>
                    </mrow>
                  </mfrac>
                  <mrow>
                    <mi/>
                    <mo stretchy="false">+</mo>
                    <mi/>
                  </mrow>
                  <mfrac>
                    <mn>1</mn>
                    <mrow>
                      <msub>
                        <mi>r</mi>
                        <mrow>
                          <msub>
                            <mi>i</mi>
                            <mtext>b</mtext>
                          </msub>
                        </mrow>
                      </msub>
                    </mrow>
                  </mfrac>
                </mrow>
              </mfenced>
              <mo stretchy="false">⏟</mo>
            </munder>
            <mrow>
              <mtext>(2)</mtext>
            </mrow>
          </munder>
        </mrow>
      </mfenced>
      <mrow>
        <mi/>
        <mo stretchy="false">+</mo>
        <mi/>
      </mrow>
      <mfrac>
        <mrow>
          <msup>
            <mi>e</mi>
            <mn>2</mn>
          </msup>
        </mrow>
        <mrow>
          <mn>4</mn>
          <mi/>
          <mo stretchy="false">π</mo>
          <mi/>
          <msub>
            <mo stretchy="false">ε</mo>
            <mn>0</mn>
          </msub>
        </mrow>
      </mfrac>
      <mi/>
      <mfenced open="(" close=")">
        <mrow>
          <munder>
            <munder>
              <mfrac>
                <mn>1</mn>
                <msub>
                  <mi>r</mi>
                  <mrow>
                    <mn>12</mn>
                  </mrow>
                </msub>
              </mfrac>
              <mo stretchy="false">⏟</mo>
            </munder>
            <mrow>
              <mtext>(3)</mtext>
            </mrow>
          </munder>
          <mrow>
            <mi/>
            <mo stretchy="false">+</mo>
            <mi/>
          </mrow>
          <munder>
            <munder>
              <mfrac>
                <mn>1</mn>
                <msub>
                  <mi>R</mi>
                  <mrow>
                    <mtext>ab</mtext>
                  </mrow>
                </msub>
              </mfrac>
              <mo stretchy="false">⏟</mo>
            </munder>
            <mrow>
              <mtext>(4)</mtext>
            </mrow>
          </munder>
        </mrow>
      </mfenced>
    </mrow>
    <annotation encoding="StarMath 5.0">H ~=~ sum from {i `=` 1} to 2 ` 
left [ 
 {{bold p} _i ^2} over {2 ` m} underbrace {"(1)"} ~-~ 
 {e ^2} over {4 ` %pi ` %ivarepsilon _0} ` 
 left ( 
  1 over {r _{i _"a"}} ~+~ 
  1 over {r _{i _"b"}} 
 right ) underbrace {"(2)"}
right ] ~+~ {e ^2} over {4 ` %pi ` %ivarepsilon _0} ` 
left ( 
 1 over r _{12} underbrace {"(3)"} ~+~ 1 over R _{"ab"} underbrace {"(4)"}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4:57:11.912000000</meta:creation-date>
    <meta:generator>LibreOffice/4.1.4.2$Windows_x86 LibreOffice_project/0a0440ccc0227ad9829de5f46be37cfb6edcf72</meta:generator>
  </office:meta>
</office:document-meta>
</file>